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" style:family="graphic" style:parent-style-name="standard">
      <style:graphic-properties draw:stroke="solid" draw:stroke-dash="Line_20_with_20_Fine_20_Dots" svg:stroke-color="#000000" draw:fill-color="#000000" draw:opacity="0%" draw:textarea-horizontal-align="justify" draw:textarea-vertical-align="middle" draw:auto-grow-height="false" fo:min-height="2.044cm" fo:min-width="1.5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draw:stroke-dash="Line_20_with_20_Fine_20_Dots" svg:stroke-color="#000000" draw:fill-color="#000000" draw:opacity="0%" draw:textarea-horizontal-align="justify" draw:textarea-vertical-align="middle" draw:auto-grow-height="false" fo:min-height="2.044cm" fo:min-width="1.594cm"/>
    </style:style>
    <style:style style:name="gr5" style:family="graphic" style:parent-style-name="standard">
      <style:graphic-properties draw:stroke="solid" draw:stroke-dash="Line_20_with_20_Fine_20_Dots" svg:stroke-color="#000000" draw:fill-color="#000000" draw:opacity="0%" draw:textarea-horizontal-align="justify" draw:textarea-vertical-align="middle" draw:auto-grow-height="false" fo:min-height="2.044cm" fo:min-width="1.5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2" style:family="graphic" style:parent-style-name="standard">
      <style:graphic-properties draw:stroke="solid" draw:stroke-dash="Line_20_with_20_Fine_20_Dots" svg:stroke-color="#000000" draw:fill-color="#000000" draw:opacity="0%" draw:textarea-horizontal-align="justify" draw:textarea-vertical-align="middle" draw:auto-grow-height="false" fo:min-height="4.75cm" fo:min-width="3.546cm"/>
    </style:style>
    <style:style style:name="gr13" style:family="graphic" style:parent-style-name="standard">
      <style:graphic-properties draw:stroke="solid" draw:stroke-dash="Line_20_with_20_Fine_20_Dots" svg:stroke-color="#000000" draw:fill-color="#000000" draw:opacity="0%" draw:textarea-horizontal-align="justify" draw:textarea-vertical-align="middle" draw:auto-grow-height="false" fo:min-height="4.75cm" fo:min-width="3.5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16" style:family="graphic" style:parent-style-name="standard">
      <style:graphic-properties svg:stroke-color="#000000" draw:opacity="0%" draw:textarea-horizontal-align="justify" draw:textarea-vertical-align="middle" draw:auto-grow-height="false" fo:min-height="1.45cm" fo:min-width="1.3cm"/>
    </style:style>
    <style:style style:name="gr17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Line_20_with_20_Fine_20_Dots" svg:stroke-color="#000000" draw:opacity="0%" draw:textarea-horizontal-align="justify" draw:textarea-vertical-align="middle" draw:auto-grow-height="false" fo:min-height="7.15cm" fo:min-width="9.1cm"/>
    </style:style>
    <style:style style:name="gr19" style:family="graphic" style:parent-style-name="standard">
      <style:graphic-properties draw:stroke="dash" draw:stroke-dash="Line_20_with_20_Fine_20_Dots" svg:stroke-color="#000000" draw:opacity="0%" draw:textarea-horizontal-align="justify" draw:textarea-vertical-align="middle" draw:auto-grow-height="false" fo:min-height="6.75cm" fo:min-width="9.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86cm"/>
    </style:style>
    <style:style style:name="gr21" style:family="graphic" style:parent-style-name="standard">
      <style:graphic-properties draw:stroke="solid" draw:stroke-dash="Line_20_with_20_Fine_20_Dots" svg:stroke-color="#000000" draw:fill-color="#000000" draw:opacity="0%" draw:textarea-horizontal-align="justify" draw:textarea-vertical-align="middle" draw:auto-grow-height="false" fo:min-height="4.35cm" fo:min-width="2.752cm"/>
    </style:style>
    <style:style style:name="gr22" style:family="graphic" style:parent-style-name="standard">
      <style:graphic-properties draw:stroke="solid" draw:stroke-dash="Line_20_with_20_Fine_20_Dots" svg:stroke-color="#000000" draw:fill-color="#000000" draw:opacity="0%" draw:textarea-horizontal-align="justify" draw:textarea-vertical-align="middle" draw:auto-grow-height="false" fo:min-height="4.153cm" fo:min-width="5.56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5cm"/>
    </style:style>
    <style:style style:name="gr25" style:family="graphic" style:parent-style-name="standard">
      <style:graphic-properties draw:stroke="solid" draw:stroke-dash="Line_20_with_20_Fine_20_Dots" svg:stroke-color="#000000" draw:fill-color="#000000" draw:opacity="0%" draw:textarea-horizontal-align="justify" draw:textarea-vertical-align="middle" draw:auto-grow-height="false" fo:min-height="4.153cm" fo:min-width="5.5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683cm"/>
    </style:style>
    <style:style style:name="gr27" style:family="graphic" style:parent-style-name="standard">
      <style:graphic-properties draw:stroke="dash" draw:stroke-dash="Line_20_with_20_Fine_20_Dots" svg:stroke-color="#000000" draw:opacity="0%" draw:textarea-horizontal-align="justify" draw:textarea-vertical-align="middle" draw:auto-grow-height="false" fo:min-height="5.526cm" fo:min-width="13.9cm"/>
    </style:style>
    <style:style style:name="gr28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3.187cm"/>
    </style:style>
    <style:style style:name="gr30" style:family="graphic" style:parent-style-name="standard">
      <style:graphic-properties svg:stroke-color="#000000" draw:fill-color="#000000" draw:opacity="100%" draw:textarea-vertical-align="middle" draw:auto-grow-height="false" fo:min-height="0.208cm" fo:min-width="0.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2.63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4" style:family="graphic" style:parent-style-name="standard">
      <style:graphic-properties svg:stroke-color="#000000" draw:opacity="0%" draw:textarea-horizontal-align="justify" draw:textarea-vertical-align="middle" draw:auto-grow-height="false" fo:min-height="2.72cm" fo:min-width="2.47cm"/>
    </style:style>
    <style:style style:name="gr35" style:family="graphic" style:parent-style-name="objectwithoutfill">
      <style:graphic-properties draw:marker-end="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5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draw:stroke="dash" draw:stroke-dash="Ultrafine_20_Dashed" svg:stroke-color="#000000" svg:stroke-opacity="50%" draw:fill-color="#7da7d8" draw:textarea-horizontal-align="justify" draw:textarea-vertical-align="middle" draw:auto-grow-height="false" fo:min-height="0.25cm" fo:min-width="3.686cm"/>
    </style:style>
    <style:style style:name="gr41" style:family="graphic" style:parent-style-name="standard">
      <style:graphic-properties svg:stroke-color="#000000" svg:stroke-opacity="50%" draw:fill-color="#7da7d8" draw:textarea-horizontal-align="justify" draw:textarea-vertical-align="middle" draw:auto-grow-height="false" fo:min-height="0.25cm" fo:min-width="2.53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44" style:family="graphic" style:parent-style-name="standard">
      <style:graphic-properties draw:stroke="dash" draw:stroke-dash="Line_20_with_20_Fine_20_Dots" svg:stroke-color="#000000" draw:fill-color="#000000" draw:opacity="0%" draw:textarea-horizontal-align="justify" draw:textarea-vertical-align="middle" draw:auto-grow-height="false" fo:min-height="11.95cm" fo:min-width="20.1cm"/>
    </style:style>
    <style:style style:name="gr45" style:family="graphic" style:parent-style-name="standard">
      <style:graphic-properties draw:stroke="solid" draw:stroke-dash="Line_20_with_20_Fine_20_Dots" svg:stroke-color="#0066b3" draw:fill-color="#000000" draw:opacity="0%" draw:textarea-horizontal-align="justify" draw:textarea-vertical-align="middle" draw:auto-grow-height="false" fo:min-height="9.75cm" fo:min-width="5.12cm"/>
    </style:style>
    <style:style style:name="gr46" style:family="graphic" style:parent-style-name="objectwithoutfill">
      <style:graphic-properties svg:stroke-color="#0066b3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49" style:family="graphic" style:parent-style-name="standard">
      <style:graphic-properties draw:stroke="solid" draw:stroke-dash="Line_20_with_20_Fine_20_Dots" svg:stroke-color="#0066b3" draw:fill-color="#000000" draw:opacity="0%" draw:textarea-horizontal-align="justify" draw:textarea-vertical-align="middle" draw:auto-grow-height="false" fo:min-height="9.75cm" fo:min-width="5.07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871cm"/>
    </style:style>
    <style:style style:name="gr52" style:family="graphic" style:parent-style-name="standard">
      <style:graphic-properties draw:stroke="solid" draw:stroke-dash="Line_20_with_20_Fine_20_Dots" svg:stroke-color="#0066b3" draw:fill-color="#000000" draw:opacity="0%" draw:textarea-horizontal-align="justify" draw:textarea-vertical-align="middle" draw:auto-grow-height="false" fo:min-height="9.75cm" fo:min-width="4.70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5cm"/>
    </style:style>
    <style:style style:name="gr57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58" style:family="graphic" style:parent-style-name="standard">
      <style:graphic-properties draw:textarea-vertical-align="middle" draw:auto-grow-height="false" fo:min-height="1.421cm" fo:min-width="1.59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5pt" fo:language="zxx" fo:country="none" style:text-underline-style="solid" style:text-underline-width="auto" style:text-underline-color="font-color" style:font-size-asian="15pt" style:language-asian="zxx" style:country-asian="none" style:font-size-complex="15pt" style:language-complex="zxx" style:country-complex="none"/>
    </style:style>
    <style:style style:name="P2" style:family="paragraph">
      <loext:graphic-properties draw:fill-color="#000000" draw:opacity="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P5" style:family="paragraph">
      <loext:graphic-properties draw:fill="none" draw:fill-color="#ffffff"/>
      <style:text-properties fo:font-size="4pt" fo:language="zxx" fo:country="none" style:font-size-asian="4pt" style:language-asian="zxx" style:country-asian="none" style:font-size-complex="4pt" style:language-complex="zxx" style:country-complex="none"/>
    </style:style>
    <style:style style:name="P6" style:family="paragraph">
      <loext:graphic-properties draw:fill="none" draw:fill-color="#ffffff"/>
      <style:text-properties fo:font-size="10pt" fo:language="zxx" fo:country="none" fo:background-color="#fff200" style:font-size-asian="10pt" style:language-asian="zxx" style:country-asian="none" style:font-size-complex="10pt" style:language-complex="zxx" style:country-complex="none"/>
    </style:style>
    <style:style style:name="P7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>
      <style:paragraph-properties fo:text-align="center"/>
    </style:style>
    <style:style style:name="P9" style:family="paragraph">
      <loext:graphic-properties draw:opacity="0%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="none" draw:fill-color="#ffffff"/>
      <style:text-properties fo:font-size="10pt" fo:language="zxx" fo:country="none" fo:background-color="#f58220" style:font-size-asian="10pt" style:language-asian="zxx" style:country-asian="none" style:font-size-complex="10pt" style:language-complex="zxx" style:country-complex="none"/>
    </style:style>
    <style:style style:name="P13" style:family="paragraph">
      <loext:graphic-properties draw:fill="none" draw:fill-color="#ffffff"/>
      <style:text-properties fo:font-size="10pt" fo:background-color="#fff200" style:font-size-asian="10pt" style:font-size-complex="10pt"/>
    </style:style>
    <style:style style:name="P14" style:family="paragraph">
      <loext:graphic-properties draw:fill-color="#000000" draw:opacity="100%"/>
      <style:paragraph-properties fo:text-align="center"/>
    </style:style>
    <style:style style:name="P15" style:family="paragraph">
      <loext:graphic-properties draw:fill="none" draw:fill-color="#ffffff"/>
      <style:text-properties fo:font-size="10pt" fo:background-color="#f58220" style:font-size-asian="10pt" style:font-size-complex="10pt"/>
    </style:style>
    <style:style style:name="P16" style:family="paragraph">
      <loext:graphic-properties draw:fill="none" draw:fill-color="#ffffff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text-properties fo:font-size="13pt" fo:background-color="#f04e4d" style:font-size-asian="13pt" style:font-size-complex="13pt"/>
    </style:style>
    <style:style style:name="P18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-color="#7da7d8"/>
      <style:paragraph-properties fo:text-align="center"/>
    </style:style>
    <style:style style:name="P20" style:family="paragraph">
      <loext:graphic-properties draw:fill="none" draw:fill-color="#ffffff"/>
      <style:text-properties fo:font-size="13pt" fo:background-color="#62a73b" style:font-size-asian="13pt" style:font-size-complex="13pt"/>
    </style:style>
    <style:style style:name="P21" style:family="paragraph">
      <loext:graphic-properties draw:fill="none" draw:fill-color="#ffffff"/>
      <style:text-properties fo:font-size="13pt" style:text-underline-style="none" fo:background-color="#62a73b" style:font-size-asian="13pt" style:font-size-complex="13pt"/>
    </style:style>
    <style:style style:name="P22" style:family="paragraph">
      <loext:graphic-properties draw:fill-color="#000000" draw:opacity="0%"/>
      <style:paragraph-properties fo:text-align="center"/>
    </style:style>
    <style:style style:name="P23" style:family="paragraph"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font-size="8pt" fo:language="zxx" fo:country="none" fo:background-color="#f04e4d" style:font-size-asian="8pt" style:language-asian="zxx" style:country-asian="none" style:font-size-complex="8pt" style:language-complex="zxx" style:country-complex="none"/>
    </style:style>
    <style:style style:name="P26" style:family="paragraph">
      <loext:graphic-properties draw:fill="none" draw:fill-color="#ffffff"/>
      <style:text-properties fo:color="#000000" fo:font-size="8pt" fo:language="zxx" fo:country="none" fo:background-color="#f04e4d" style:font-size-asian="8pt" style:language-asian="zxx" style:country-asian="none" style:font-size-complex="8pt" style:language-complex="zxx" style:country-complex="none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loext:graphic-properties draw:fill-color="#ffffff"/>
    </style:style>
    <style:style style:name="T1" style:family="text">
      <style:text-properties fo:font-size="15pt" fo:language="zxx" fo:country="none" style:text-underline-style="solid" style:text-underline-width="auto" style:text-underline-color="font-color" style:font-size-asian="15pt" style:language-asian="zxx" style:country-asian="none" style:font-size-complex="15pt" style:language-complex="zxx" style:country-complex="none"/>
    </style:style>
    <style:style style:name="T2" style:family="text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T3" style:family="text">
      <style:text-properties fo:font-size="4pt" fo:language="zxx" fo:country="none" style:font-size-asian="4pt" style:language-asian="zxx" style:country-asian="none" style:font-size-complex="4pt" style:language-complex="zxx" style:country-complex="non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pt" fo:language="zxx" fo:country="none" fo:font-style="normal" fo:text-shadow="none" style:text-underline-style="none" fo:font-weight="normal" style:letter-kerning="true" style:font-name-asian="TakaoPGothic" style:font-size-asian="4pt" style:language-asian="zxx" style:country-asian="none" style:font-style-asian="normal" style:font-weight-asian="normal" style:font-name-complex="Lohit Devanagari" style:font-size-complex="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language="zxx" fo:country="none" fo:background-color="#fff20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0pt" fo:language="zxx" fo:country="none" fo:background-color="#f5822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background-color="#fff200" style:font-size-asian="10pt" style:font-size-complex="10pt"/>
    </style:style>
    <style:style style:name="T10" style:family="text">
      <style:text-properties fo:font-size="10pt" fo:background-color="#f58220" style:font-size-asian="10pt" style:font-size-complex="10pt"/>
    </style:style>
    <style:style style:name="T1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2" style:family="text">
      <style:text-properties fo:font-size="13pt" fo:background-color="#f04e4d" style:font-size-asian="13pt" style:font-size-complex="13pt"/>
    </style:style>
    <style:style style:name="T13" style:family="text">
      <style:text-properties fo:font-size="13pt" fo:background-color="#62a73b" style:font-size-asian="13pt" style:font-size-complex="13pt"/>
    </style:style>
    <style:style style:name="T14" style:family="text">
      <style:text-properties fo:font-size="13pt" style:text-underline-style="none" fo:background-color="#62a73b" style:font-size-asian="13pt" style:font-size-complex="13pt"/>
    </style:style>
    <style:style style:name="T15" style:family="text">
      <style:text-properties fo:font-size="8pt" fo:language="zxx" fo:country="none" fo:background-color="#f04e4d" style:font-size-asian="8pt" style:language-asian="zxx" style:country-asian="none" style:font-size-complex="8pt" style:language-complex="zxx" style:country-complex="none"/>
    </style:style>
    <style:style style:name="T16" style:family="text">
      <style:text-properties fo:font-size="6pt" fo:language="zxx" fo:country="none" fo:background-color="#f04e4d" style:font-size-asian="6pt" style:language-asian="zxx" style:country-asian="none" style:font-size-complex="6pt" style:language-complex="zxx" style:country-complex="none"/>
    </style:style>
    <style:style style:name="T17" style:family="text">
      <style:text-properties fo:font-size="8pt" fo:language="zxx" fo:country="none" fo:background-color="transparent" style:font-size-asian="8pt" style:language-asian="zxx" style:country-asian="none" style:font-size-complex="8pt" style:language-complex="zxx" style:country-complex="none"/>
    </style:style>
    <style:style style:name="T18" style:family="text">
      <style:text-properties fo:color="#000000" fo:font-size="8pt" fo:language="zxx" fo:country="none" fo:background-color="#f04e4d" style:font-size-asian="8pt" style:language-asian="zxx" style:country-asian="none" style:font-size-complex="8pt" style:language-complex="zxx" style:country-complex="none"/>
    </style:style>
    <style:style style:name="T19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3.957cm" svg:height="1.199cm" svg:x="11.4cm" svg:y="0.6cm">
          <draw:text-box>
            <text:p><text:span text:style-name="T1">Contrôleurs</text:span></text:p>
          </draw:text-box>
        </draw:frame>
        <draw:custom-shape draw:style-name="gr2" draw:text-style-name="P2" draw:layer="layout" svg:width="2.096cm" svg:height="2.294cm" svg:x="9.6cm" svg:y="6.0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9.6cm" svg:y1="6.401cm" svg:x2="11.695cm" svg:y2="6.401cm">
          <text:p/>
        </draw:line>
        <draw:custom-shape draw:style-name="gr4" draw:text-style-name="P2" draw:layer="layout" svg:width="2.094cm" svg:height="2.294cm" svg:x="11.853cm" svg:y="6.0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1.852cm" svg:y1="6.401cm" svg:x2="13.947cm" svg:y2="6.401cm">
          <text:p/>
        </draw:line>
        <draw:custom-shape draw:style-name="gr5" draw:text-style-name="P2" draw:layer="layout" svg:width="2.095cm" svg:height="2.294cm" svg:x="14.105cm" svg:y="6.0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105cm" svg:y1="6.401cm" svg:x2="16.2cm" svg:y2="6.401cm">
          <text:p/>
        </draw:line>
        <draw:frame draw:style-name="gr6" draw:text-style-name="P4" draw:layer="layout" svg:width="2.6cm" svg:height="0.727cm" svg:x="9.4cm" svg:y="6.015cm">
          <draw:text-box>
            <text:p><text:span text:style-name="T2">Contrôleur Réseau</text:span></text:p>
          </draw:text-box>
        </draw:frame>
        <draw:frame draw:style-name="gr7" draw:text-style-name="P5" draw:layer="layout" svg:width="2.096cm" svg:height="0.408cm" svg:x="9.504cm" svg:y="6.401cm">
          <draw:text-box>
            <text:p><text:span text:style-name="T3">-nbProfile : int</text:span></text:p>
          </draw:text-box>
        </draw:frame>
        <draw:line draw:style-name="gr3" draw:text-style-name="P3" draw:layer="layout" svg:x1="9.6cm" svg:y1="6.742cm" svg:x2="11.696cm" svg:y2="6.742cm">
          <text:p/>
        </draw:line>
        <draw:frame draw:style-name="gr8" draw:text-style-name="P5" draw:layer="layout" svg:width="2cm" svg:height="0.722cm" svg:x="9.504cm" svg:y="6.742cm">
          <draw:text-box>
            <text:p><text:span text:style-name="T3">+connexion accueil</text:span></text:p>
            <text:p><text:span text:style-name="T3">+connexion jeu</text:span></text:p>
            <text:p><text:span text:style-name="T3">+déconnexion</text:span></text:p>
          </draw:text-box>
        </draw:frame>
        <draw:frame draw:style-name="gr6" draw:text-style-name="P4" draw:layer="layout" svg:width="2.6cm" svg:height="0.727cm" svg:x="11.696cm" svg:y="6.015cm">
          <draw:text-box>
            <text:p><text:span text:style-name="T2">Contrôleur Chat</text:span></text:p>
          </draw:text-box>
        </draw:frame>
        <draw:line draw:style-name="gr3" draw:text-style-name="P3" draw:layer="layout" svg:x1="11.853cm" svg:y1="6.542cm" svg:x2="13.947cm" svg:y2="6.542cm">
          <text:p/>
        </draw:line>
        <draw:frame draw:style-name="gr9" draw:text-style-name="P5" draw:layer="layout" svg:width="2cm" svg:height="1.664cm" svg:x="11.8cm" svg:y="6.542cm">
          <draw:text-box>
            <text:p><text:span text:style-name="T3">+reçoit Message</text:span></text:p>
            <text:p><text:span text:style-name="T3">+commandeMessage</text:span></text:p>
            <text:p><text:span text:style-name="T3"/></text:p>
            <text:p><text:span text:style-name="T3">+charParser(message :String)</text:span></text:p>
            <text:p><text:span text:style-name="T4">+includePiece</text:span><text:span text:style-name="T3">(message :String)</text:span></text:p>
            <text:p><text:span text:style-name="T4">+includeSquare</text:span><text:span text:style-name="T3">(message :String)</text:span></text:p>
          </draw:text-box>
        </draw:frame>
        <draw:custom-shape draw:style-name="gr4" draw:text-style-name="P2" draw:layer="layout" svg:width="2.094cm" svg:height="2.294cm" svg:x="14.105cm" svg:y="6.0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104cm" svg:y1="6.401cm" svg:x2="16.199cm" svg:y2="6.401cm">
          <text:p/>
        </draw:line>
        <draw:line draw:style-name="gr3" draw:text-style-name="P3" draw:layer="layout" svg:x1="14.105cm" svg:y1="6.542cm" svg:x2="16.199cm" svg:y2="6.542cm">
          <text:p/>
        </draw:line>
        <draw:frame draw:style-name="gr9" draw:text-style-name="P5" draw:layer="layout" svg:width="2cm" svg:height="1.664cm" svg:x="14.052cm" svg:y="6.542cm">
          <draw:text-box>
            <text:p><text:span text:style-name="T3">+coupPlateau</text:span></text:p>
            <text:p><text:span text:style-name="T3">+demandeListeCoups</text:span></text:p>
            <text:p><text:span text:style-name="T3">+demandeTourCourrant</text:span></text:p>
            <text:p><text:span text:style-name="T3">+coupChat</text:span></text:p>
            <text:p><text:span text:style-name="T3">+chargementPartie</text:span></text:p>
            <text:p><text:span text:style-name="T3">+MiseàJour</text:span></text:p>
            <text:p><text:span text:style-name="T3">+promotion</text:span></text:p>
            <text:p><text:span text:style-name="T3">+quelPiece</text:span></text:p>
            <text:p><text:span text:style-name="T3">+quelCase</text:span></text:p>
          </draw:text-box>
        </draw:frame>
        <draw:frame draw:style-name="gr6" draw:text-style-name="P4" draw:layer="layout" svg:width="2.6cm" svg:height="0.727cm" svg:x="13.923cm" svg:y="6cm">
          <draw:text-box>
            <text:p><text:span text:style-name="T2">Contrôleur Jeu</text:span></text:p>
          </draw:text-box>
        </draw:frame>
        <draw:custom-shape draw:style-name="gr4" draw:text-style-name="P2" draw:layer="layout" svg:width="2.094cm" svg:height="2.294cm" svg:x="11.853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1.852cm" svg:y1="1.953cm" svg:x2="13.947cm" svg:y2="1.953cm">
          <text:p/>
        </draw:line>
        <draw:line draw:style-name="gr3" draw:text-style-name="P3" draw:layer="layout" svg:x1="11.853cm" svg:y1="2.094cm" svg:x2="13.947cm" svg:y2="2.094cm">
          <text:p/>
        </draw:line>
        <draw:frame draw:style-name="gr6" draw:text-style-name="P4" draw:layer="layout" svg:width="2.6cm" svg:height="0.727cm" svg:x="11.643cm" svg:y="1.6cm">
          <draw:text-box>
            <text:p><text:span text:style-name="T2">Contrôleur Général</text:span></text:p>
          </draw:text-box>
        </draw:frame>
        <draw:line draw:style-name="gr10" draw:text-style-name="P3" draw:layer="layout" svg:x1="12.8cm" svg:y1="3.894cm" svg:x2="10.8cm" svg:y2="6.015cm">
          <text:p/>
        </draw:line>
        <draw:line draw:style-name="gr10" draw:text-style-name="P3" draw:layer="layout" svg:x1="12.8cm" svg:y1="3.894cm" svg:x2="12.8cm" svg:y2="6.015cm">
          <text:p/>
        </draw:line>
        <draw:line draw:style-name="gr10" draw:text-style-name="P3" draw:layer="layout" svg:x1="12.8cm" svg:y1="3.894cm" svg:x2="14.8cm" svg:y2="6.048cm">
          <text:p/>
        </draw:line>
        <draw:frame draw:style-name="gr11" draw:text-style-name="P6" draw:layer="layout" svg:width="4.8cm" svg:height="0.645cm" svg:x="7.8cm" svg:y="4.355cm">
          <draw:text-box>
            <text:p><text:span text:style-name="T5">Envoie les événements</text:span></text:p>
          </draw:text-box>
        </draw:frame>
        <draw:frame draw:style-name="gr1" draw:text-style-name="P1" draw:layer="layout" svg:width="3.957cm" svg:height="1.199cm" svg:x="21.643cm" svg:y="6.801cm">
          <draw:text-box>
            <text:p><text:span text:style-name="T1">Modèle</text:span></text:p>
          </draw:text-box>
        </draw:frame>
        <draw:custom-shape draw:style-name="gr12" draw:text-style-name="P2" draw:layer="layout" svg:width="4.046cm" svg:height="5cm" svg:x="17.954cm" svg:y="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7.954cm" svg:y1="9.769cm" svg:x2="22cm" svg:y2="9.769cm">
          <text:p/>
        </draw:line>
        <draw:custom-shape draw:style-name="gr13" draw:text-style-name="P2" draw:layer="layout" svg:width="4.044cm" svg:height="5cm" svg:x="17.954cm" svg:y="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7.953cm" svg:y1="9.769cm" svg:x2="21.999cm" svg:y2="9.769cm">
          <text:p/>
        </draw:line>
        <draw:line draw:style-name="gr3" draw:text-style-name="P3" draw:layer="layout" svg:x1="17.956cm" svg:y1="10.4cm" svg:x2="22cm" svg:y2="10.4cm">
          <text:p/>
        </draw:line>
        <draw:frame draw:style-name="gr14" draw:text-style-name="P4" draw:layer="layout" svg:width="3.862cm" svg:height="3.583cm" svg:x="17.954cm" svg:y="10.4cm">
          <draw:text-box>
            <text:p><text:span text:style-name="T2">+vérifCoup(coup : String):bool</text:span></text:p>
            <text:p><text:span text:style-name="T2">+jouerCoup(coup : String)</text:span></text:p>
            <text:p><text:span text:style-name="T2">+listeCoups(pos : obj):String[]</text:span></text:p>
            <text:p><text:span text:style-name="T2">+tourCourrant():char</text:span></text:p>
            <text:p><text:span text:style-name="T2">+jouerCoupPlateau(coup: obj):obj</text:span></text:p>
            <text:p><text:span text:style-name="T2">+etat():string</text:span></text:p>
            <text:p><text:span text:style-name="T2">+fin():bool</text:span></text:p>
            <text:p><text:span text:style-name="T2">+echec():bool</text:span></text:p>
            <text:p><text:span text:style-name="T2">+stringFin(player: Player):String</text:span></text:p>
            <text:p><text:span text:style-name="T2">+verifChargement(load: String):String</text:span></text:p>
            <text:p><text:span text:style-name="T2">+pieceCase(square : obj)</text:span></text:p>
            <text:p><text:span text:style-name="T2">+casePiece(piece: obj)</text:span></text:p>
            <text:p><text:span text:style-name="T2">+generateFen()</text:span></text:p>
          </draw:text-box>
        </draw:frame>
        <draw:frame draw:style-name="gr6" draw:text-style-name="P7" draw:layer="layout" svg:width="2.6cm" svg:height="0.727cm" svg:x="19.2cm" svg:y="9cm">
          <draw:text-box>
            <text:p><text:span text:style-name="T6">Jeu</text:span></text:p>
          </draw:text-box>
        </draw:frame>
        <draw:frame draw:style-name="gr15" draw:text-style-name="P4" draw:layer="layout" svg:width="3.6cm" svg:height="0.489cm" svg:x="18cm" svg:y="9.8cm">
          <draw:text-box>
            <text:p><text:span text:style-name="T2">-time : bool</text:span></text:p>
          </draw:text-box>
        </draw:frame>
        <draw:custom-shape draw:style-name="gr16" draw:text-style-name="P9" draw:layer="layout" svg:width="3.6cm" svg:height="3.4cm" svg:x="24.2cm" svg:y="9.2cm">
          <text:p text:style-name="P8"><text:span text:style-name="T7">API</text:span></text:p>
          <text:p text:style-name="P8"><text:span text:style-name="T7">Chess</text:span><text:span text:style-name="T7">.j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0" draw:layer="layout" svg:x1="22cm" svg:y1="10.8cm" svg:x2="24.2cm" svg:y2="10.8cm">
          <text:p/>
        </draw:line>
        <draw:custom-shape draw:style-name="gr18" draw:text-style-name="P11" draw:layer="layout" svg:width="9.6cm" svg:height="7.4cm" svg:x="7.8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0.2cm" svg:height="7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4.8cm" svg:height="0.645cm" svg:x="21.998cm" svg:y="10cm">
          <draw:text-box>
            <text:p><text:span text:style-name="T8">Utilise</text:span></text:p>
          </draw:text-box>
        </draw:frame>
        <draw:frame draw:style-name="gr20" draw:text-style-name="P1" draw:layer="layout" svg:width="5.936cm" svg:height="0.936cm" svg:x="1.4cm" svg:y="8.488cm">
          <draw:text-box>
            <text:p><text:span text:style-name="T1">Vue</text:span></text:p>
          </draw:text-box>
        </draw:frame>
        <draw:custom-shape draw:style-name="gr21" draw:text-style-name="P2" draw:layer="layout" svg:width="3.252cm" svg:height="4.6cm" svg:x="2.948cm" svg:y="1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2.949cm" svg:y1="10.708cm" svg:x2="6.199cm" svg:y2="10.708cm">
          <text:p/>
        </draw:line>
        <draw:custom-shape draw:style-name="gr22" draw:text-style-name="P2" draw:layer="layout" svg:width="6.068cm" svg:height="4.403cm" svg:x="8.132cm" svg:y="10.1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8.131cm" svg:y1="10.874cm" svg:x2="14.2cm" svg:y2="10.874cm">
          <text:p/>
        </draw:line>
        <draw:frame draw:style-name="gr23" draw:text-style-name="P4" draw:layer="layout" svg:width="3.252cm" svg:height="1.048cm" svg:x="2.8cm" svg:y="10.709cm">
          <draw:text-box>
            <text:p><text:span text:style-name="T2">-id: int</text:span></text:p>
            <text:p><text:span text:style-name="T2">-couleur: char</text:span></text:p>
            <text:p><text:span text:style-name="T2">-pseudo: String</text:span></text:p>
          </draw:text-box>
        </draw:frame>
        <draw:line draw:style-name="gr3" draw:text-style-name="P3" draw:layer="layout" svg:x1="2.948cm" svg:y1="11.757cm" svg:x2="6.199cm" svg:y2="11.757cm">
          <text:p/>
        </draw:line>
        <draw:frame draw:style-name="gr24" draw:text-style-name="P4" draw:layer="layout" svg:width="3.102cm" svg:height="1.855cm" svg:x="2.8cm" svg:y="11.8cm">
          <draw:text-box>
            <text:p><text:span text:style-name="T2">+status():String</text:span></text:p>
          </draw:text-box>
        </draw:frame>
        <draw:custom-shape draw:style-name="gr25" draw:text-style-name="P2" draw:layer="layout" svg:width="6.066cm" svg:height="4.403cm" svg:x="8.132cm" svg:y="10.1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8.13cm" svg:y1="10.874cm" svg:x2="14.199cm" svg:y2="10.874cm">
          <text:p/>
        </draw:line>
        <draw:line draw:style-name="gr3" draw:text-style-name="P3" draw:layer="layout" svg:x1="8.132cm" svg:y1="11.145cm" svg:x2="14.198cm" svg:y2="11.145cm">
          <text:p/>
        </draw:line>
        <draw:frame draw:style-name="gr26" draw:text-style-name="P4" draw:layer="layout" svg:width="5.793cm" svg:height="2.933cm" svg:x="7.978cm" svg:y="11.146cm">
          <draw:text-box>
            <text:p><text:span text:style-name="T2">+afficheCoup(echiquier: String)</text:span></text:p>
            <text:p><text:span text:style-name="T2">+afficheChatMessageGénéral(message: String)</text:span></text:p>
            <text:p><text:span text:style-name="T2">+afficheChatMessage(message: String)</text:span></text:p>
          </draw:text-box>
        </draw:frame>
        <draw:custom-shape draw:style-name="gr27" draw:text-style-name="P11" draw:layer="layout" svg:width="14.4cm" svg:height="5.776cm" svg:x="0.4cm" svg:y="9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4cm" svg:height="0.727cm" svg:x="10cm" svg:y="10.197cm">
          <draw:text-box>
            <text:p><text:span text:style-name="T6">Vue Jeu</text:span></text:p>
          </draw:text-box>
        </draw:frame>
        <draw:frame draw:style-name="gr6" draw:text-style-name="P7" draw:layer="layout" svg:width="2.4cm" svg:height="0.727cm" svg:x="3.4cm" svg:y="9.981cm">
          <draw:text-box>
            <text:p><text:span text:style-name="T6">Player</text:span></text:p>
          </draw:text-box>
        </draw:frame>
        <draw:line draw:style-name="gr28" draw:text-style-name="P10" draw:layer="layout" svg:x1="16.199cm" svg:y1="6.727cm" svg:x2="18.2cm" svg:y2="9cm">
          <text:p/>
        </draw:line>
        <draw:frame draw:style-name="gr29" draw:text-style-name="P13" draw:layer="layout" svg:width="4.905cm" svg:height="1.039cm" svg:x="16.6cm" svg:y="6.727cm">
          <draw:text-box>
            <text:p><text:span text:style-name="T9">Demande des </text:span></text:p>
            <text:p><text:span text:style-name="T9">Informations sur l’état du jeu</text:span></text:p>
          </draw:text-box>
        </draw:frame>
        <draw:line draw:style-name="gr10" draw:text-style-name="P10" draw:layer="layout" svg:x1="17.954cm" svg:y1="9.2cm" svg:x2="16.199cm" svg:y2="7.2cm">
          <text:p/>
        </draw:line>
        <draw:custom-shape draw:style-name="gr30" draw:text-style-name="P14" draw:layer="layout" svg:width="1.2cm" svg:height="0.458cm" draw:transform="skewX (0.0261799387799149) rotate (-3.07649187249041) translate (14.594cm 8.624cm)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1" draw:text-style-name="P13" draw:layer="layout" svg:width="5cm" svg:height="1.039cm" svg:x="12.6cm" svg:y="8.6cm">
          <draw:text-box>
            <text:p><text:span text:style-name="T9">Envoie les coups</text:span></text:p>
          </draw:text-box>
        </draw:frame>
        <draw:line draw:style-name="gr10" draw:text-style-name="P10" draw:layer="layout" svg:x1="15.8cm" svg:y1="8.342cm" svg:x2="14.198cm" svg:y2="11.6cm">
          <text:p/>
        </draw:line>
        <draw:line draw:style-name="gr10" draw:text-style-name="P10" draw:layer="layout" svg:x1="12.6cm" svg:y1="8.342cm" svg:x2="12.6cm" svg:y2="10.197cm">
          <text:p/>
        </draw:line>
        <draw:frame draw:style-name="gr31" draw:text-style-name="P13" draw:layer="layout" svg:width="5cm" svg:height="1.039cm" svg:x="14.8cm" svg:y="10.289cm">
          <draw:text-box>
            <text:p><text:span text:style-name="T9">Envoie les coups </text:span></text:p>
            <text:p><text:span text:style-name="T9">à afficher</text:span></text:p>
          </draw:text-box>
        </draw:frame>
        <draw:frame draw:style-name="gr31" draw:text-style-name="P13" draw:layer="layout" svg:width="5cm" svg:height="1.039cm" svg:x="9.2cm" svg:y="9.251cm">
          <draw:text-box>
            <text:p><text:span text:style-name="T9">Envoie les messages </text:span></text:p>
            <text:p><text:span text:style-name="T9">à afficher</text:span></text:p>
          </draw:text-box>
        </draw:frame>
        <draw:line draw:style-name="gr10" draw:text-style-name="P10" draw:layer="layout" svg:x1="9.8cm" svg:y1="8.342cm" svg:x2="6.2cm" svg:y2="10.6cm">
          <text:p/>
        </draw:line>
        <draw:frame draw:style-name="gr31" draw:text-style-name="P13" draw:layer="layout" svg:width="5cm" svg:height="1.039cm" svg:x="5.4cm" svg:y="8.761cm">
          <draw:text-box>
            <text:p><text:span text:style-name="T9">Crée des profils</text:span></text:p>
          </draw:text-box>
        </draw:frame>
        <draw:frame draw:style-name="gr32" draw:text-style-name="P15" draw:layer="layout" svg:width="4.463cm" svg:height="1.433cm" svg:x="17.537cm" svg:y="7.961cm">
          <draw:text-box>
            <text:p><text:span text:style-name="T10">Envoie des Informations </text:span></text:p>
            <text:p><text:span text:style-name="T10"><text:tab/></text:span><text:span text:style-name="T10">sur l’état du jeu</text:span></text:p>
          </draw:text-box>
        </draw:frame>
        <draw:frame draw:style-name="gr33" draw:text-style-name="P16" draw:layer="layout" svg:width="7.689cm" svg:height="1.352cm" svg:x="1cm" svg:y="0.6cm">
          <draw:text-box>
            <text:p><text:span text:style-name="T11">SERVEUR</text:span></text:p>
          </draw:text-box>
        </draw:frame>
        <draw:custom-shape draw:style-name="gr34" draw:text-style-name="P11" draw:layer="layout" svg:width="4.2cm" svg:height="4.2cm" svg:x="1.4cm" svg:y="2.6cm">
          <text:p text:style-name="P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0" draw:layer="layout" svg:x1="8.8cm" svg:y1="14.6cm" svg:x2="8.8cm" svg:y2="15.6cm">
          <text:p/>
        </draw:line>
        <draw:line draw:style-name="gr3" draw:text-style-name="P10" draw:layer="layout" svg:x1="1.4cm" svg:y1="15.6cm" svg:x2="8.8cm" svg:y2="15.6cm">
          <text:p/>
        </draw:line>
        <draw:line draw:style-name="gr35" draw:text-style-name="P10" draw:layer="layout" svg:x1="1.4cm" svg:y1="15.6cm" svg:x2="1.4cm" svg:y2="8.488cm">
          <text:p/>
        </draw:line>
        <draw:line draw:style-name="gr10" draw:text-style-name="P10" draw:layer="layout" svg:x1="5.4cm" svg:y1="3.6cm" svg:x2="11.853cm" svg:y2="2.327cm">
          <text:p/>
        </draw:line>
        <draw:line draw:style-name="gr10" draw:text-style-name="P10" draw:layer="layout" svg:x1="1.4cm" svg:y1="8.488cm" svg:x2="2.2cm" svg:y2="6.2cm">
          <text:p/>
        </draw:line>
        <draw:frame draw:style-name="gr36" draw:text-style-name="P17" draw:layer="layout" svg:width="3.8cm" svg:height="1.275cm" svg:x="2cm" svg:y="6.925cm">
          <draw:text-box>
            <text:p><text:span text:style-name="T12">Envoie les mises à jour</text:span></text:p>
          </draw:text-box>
        </draw:frame>
        <draw:frame draw:style-name="gr37" draw:text-style-name="P17" draw:layer="layout" svg:width="3.8cm" svg:height="1.787cm" svg:x="6.6cm" svg:y="1.213cm">
          <draw:text-box>
            <text:p><text:span text:style-name="T12">Envoie événements</text:span></text:p>
          </draw:text-box>
        </draw:frame>
        <draw:frame draw:style-name="gr38" draw:text-style-name="P5" draw:layer="layout" svg:width="2cm" svg:height="0.565cm" svg:x="11.8cm" svg:y="2.035cm">
          <draw:text-box>
            <text:p><text:span text:style-name="T3">+trierEvenements()</text:span></text:p>
          </draw:text-box>
        </draw:frame>
        <draw:line draw:style-name="gr17" draw:text-style-name="P10" draw:layer="layout" svg:x1="24.6cm" svg:y1="11.4cm" svg:x2="21.998cm" svg:y2="11.4cm">
          <text:p/>
        </draw:line>
        <draw:frame draw:style-name="gr11" draw:text-style-name="P12" draw:layer="layout" svg:width="4.8cm" svg:height="1.039cm" svg:x="21.998cm" svg:y="11.755cm">
          <draw:text-box>
            <text:p><text:span text:style-name="T8">Renvoie des </text:span></text:p>
            <text:p><text:span text:style-name="T8">informations</text:span></text:p>
          </draw:text-box>
        </draw:frame>
        <presentation:notes draw:style-name="dp2">
          <draw:page-thumbnail draw:style-name="gr39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4" draw:text-style-name="P11" draw:layer="layout" svg:width="4.2cm" svg:height="4.2cm" svg:x="23.4cm" svg:y="1.2cm">
          <text:p text:style-name="P8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9" draw:layer="layout" svg:width="4.784cm" svg:height="1cm" draw:transform="rotate (-2.50419841076146) translate (24.365cm 5.3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9" draw:layer="layout" svg:width="3.464cm" svg:height="1cm" draw:transform="skewX (0.0270526034059121) rotate (0.465653844432087) translate (20.118cm 5.1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7" draw:layer="layout" svg:width="3.8cm" svg:height="1.275cm" svg:x="20.4cm" svg:y="2.8cm">
          <draw:text-box>
            <text:p><text:span text:style-name="T12">Envoie événements</text:span></text:p>
          </draw:text-box>
        </draw:frame>
        <draw:frame draw:style-name="gr36" draw:text-style-name="P17" draw:layer="layout" svg:width="3.8cm" svg:height="1.275cm" svg:x="23cm" svg:y="6.525cm">
          <draw:text-box>
            <text:p><text:span text:style-name="T12">Envoie les mises à jour</text:span></text:p>
          </draw:text-box>
        </draw:frame>
        <draw:custom-shape draw:style-name="gr34" draw:text-style-name="P11" draw:layer="layout" svg:width="4.2cm" svg:height="4.2cm" svg:x="23.6cm" svg:y="10.4cm">
          <text:p text:style-name="P8">Utilis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0" draw:layer="layout" svg:width="3.8cm" svg:height="1.525cm" svg:x="23.2cm" svg:y="9.2cm">
          <draw:text-box>
            <text:p><text:span text:style-name="T13">Interagit avec la page</text:span></text:p>
          </draw:text-box>
        </draw:frame>
        <draw:frame draw:style-name="gr43" draw:text-style-name="P21" draw:layer="layout" svg:width="3.8cm" svg:height="1.475cm" svg:x="21cm" svg:y="13cm">
          <draw:text-box>
            <text:p><text:span text:style-name="T14">Observe les mises à jour</text:span></text:p>
          </draw:text-box>
        </draw:frame>
        <draw:custom-shape draw:style-name="gr44" draw:text-style-name="P22" draw:layer="layout" svg:width="20.6cm" svg:height="12.2cm" svg:x="0.2cm" svg:y="3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7.689cm" svg:height="1.352cm" svg:x="2.8cm" svg:y="1cm">
          <draw:text-box>
            <text:p><text:span text:style-name="T11">CLIENT</text:span></text:p>
          </draw:text-box>
        </draw:frame>
        <draw:custom-shape draw:style-name="gr45" draw:text-style-name="P2" draw:layer="layout" svg:width="5.62cm" svg:height="10cm" svg:x="14.532cm" svg:y="3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6" draw:text-style-name="P3" draw:layer="layout" svg:x1="14.537cm" svg:y1="4.875cm" svg:x2="20.153cm" svg:y2="4.875cm">
          <text:p/>
        </draw:line>
        <draw:frame draw:style-name="gr47" draw:text-style-name="P25" draw:layer="layout" svg:width="5.62cm" svg:height="10.365cm" svg:x="14.706cm" svg:y="5cm">
          <draw:text-box>
            <text:p text:style-name="P23"><text:span text:style-name="T15">+demandeListe</text:span><text:span text:style-name="T15">DesCoups</text:span></text:p>
            <text:p text:style-name="P23"><text:span text:style-name="T15">+demandeTour</text:span><text:span text:style-name="T15">Courrant</text:span></text:p>
            <text:p text:style-name="P23"><text:span text:style-name="T15">+coupPlateau</text:span></text:p>
            <text:p text:style-name="P23"><text:span text:style-name="T15">+activer/</text:span><text:span text:style-name="T15">desactiverDbCo</text:span><text:span text:style-name="T15">nfirmation</text:span></text:p>
            <text:p text:style-name="P23"><text:span text:style-name="T15"/></text:p>
            <text:p text:style-name="P24"><text:span text:style-name="T15"/></text:p>
            <text:p text:style-name="P23"><text:span text:style-name="T15">+MiseàJour()</text:span></text:p>
            <text:p text:style-name="P23"><text:span text:style-name="T15"/></text:p>
            <text:p text:style-name="P23"><text:span text:style-name="T15"/></text:p>
            <text:p text:style-name="P23"><text:span text:style-name="T15"/></text:p>
            <text:p text:style-name="P23"><text:span text:style-name="T15"/></text:p>
            <text:p text:style-name="P23"><text:span text:style-name="T16"/></text:p>
            <text:p text:style-name="P23"><text:span text:style-name="T16"/></text:p>
            <text:p text:style-name="P24"><text:span text:style-name="T17">+sourisSurCase</text:span></text:p>
            <text:p text:style-name="P24"><text:span text:style-name="T17">+sourisSortCas</text:span><text:span text:style-name="T17">e</text:span></text:p>
            <text:p text:style-name="P24"><text:span text:style-name="T17">+debutPrisePiec</text:span><text:span text:style-name="T17">e</text:span></text:p>
            <text:p text:style-name="P23"><text:span text:style-name="T17">+lachePiece</text:span></text:p>
            <text:p text:style-name="P23"><text:span text:style-name="T17">+cliqueStylleEch</text:span><text:span text:style-name="T17">iquier</text:span></text:p>
            <text:p text:style-name="P23"><text:span text:style-name="T17">+cliqueBoutonZ</text:span><text:span text:style-name="T17">oom</text:span></text:p>
            <text:p text:style-name="P23"><text:span text:style-name="T17">+cliqueBoutonP</text:span><text:span text:style-name="T17">arametre</text:span></text:p>
            <text:p text:style-name="P23"><text:span text:style-name="T15"/></text:p>
            <text:p text:style-name="P23"><text:span text:style-name="T17">+colorationCase</text:span><text:span text:style-name="T17">()</text:span></text:p>
            <text:p text:style-name="P23"><text:span text:style-name="T17">+changerStyleE</text:span><text:span text:style-name="T17">chiquier</text:span></text:p>
            <text:p text:style-name="P23"><text:span text:style-name="T17">+active/</text:span><text:span text:style-name="T17">desactiveZoom</text:span></text:p>
            <text:p text:style-name="P23"><text:span text:style-name="T17">+afficheParamet</text:span><text:span text:style-name="T17">res</text:span></text:p>
            <text:p text:style-name="P23"><text:span text:style-name="T15"/></text:p>
            <text:p text:style-name="P23"><text:span text:style-name="T15"/></text:p>
            <text:p text:style-name="P23"><text:span text:style-name="T15"/></text:p>
            <text:p text:style-name="P23"><text:span text:style-name="T15"/></text:p>
          </draw:text-box>
        </draw:frame>
        <draw:frame draw:style-name="gr48" draw:text-style-name="P7" draw:layer="layout" svg:width="4.146cm" svg:height="1.103cm" svg:x="15.832cm" svg:y="3.9cm">
          <draw:text-box>
            <text:p><text:span text:style-name="T6">Jeu</text:span></text:p>
          </draw:text-box>
        </draw:frame>
        <draw:custom-shape draw:style-name="gr49" draw:text-style-name="P2" draw:layer="layout" svg:width="5.577cm" svg:height="10cm" svg:x="2.973cm" svg:y="3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6" draw:text-style-name="P3" draw:layer="layout" svg:x1="2.977cm" svg:y1="4.9cm" svg:x2="8.55cm" svg:y2="4.9cm">
          <text:p/>
        </draw:line>
        <draw:frame draw:style-name="gr50" draw:text-style-name="P26" draw:layer="layout" svg:width="5.227cm" svg:height="1.3cm" svg:x="2.973cm" svg:y="5.3cm">
          <draw:text-box>
            <text:p text:style-name="P23"><text:span text:style-name="T18">+connexion</text:span></text:p>
            <text:p text:style-name="P23"><text:span text:style-name="T18">+déconnexi</text:span><text:span text:style-name="T18">on</text:span></text:p>
          </draw:text-box>
        </draw:frame>
        <draw:frame draw:style-name="gr51" draw:text-style-name="P7" draw:layer="layout" svg:width="4.814cm" svg:height="3.121cm" svg:x="3.926cm" svg:y="4cm">
          <draw:text-box>
            <text:p><text:span text:style-name="T6">Réseau</text:span></text:p>
          </draw:text-box>
        </draw:frame>
        <draw:custom-shape draw:style-name="gr52" draw:text-style-name="P2" draw:layer="layout" svg:width="5.209cm" svg:height="10cm" svg:x="8.85cm" svg:y="3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6" draw:text-style-name="P3" draw:layer="layout" svg:x1="8.85cm" svg:y1="4.9cm" svg:x2="14.059cm" svg:y2="4.9cm">
          <text:p/>
        </draw:line>
        <draw:frame draw:style-name="gr53" draw:text-style-name="P25" draw:layer="layout" svg:width="4.95cm" svg:height="2.615cm" svg:x="8.85cm" svg:y="5.2cm">
          <draw:text-box>
            <text:p text:style-name="P23"><text:span text:style-name="T15">+envoiMessage</text:span></text:p>
            <text:p text:style-name="P23"><text:span text:style-name="T15">+envoiCommande</text:span></text:p>
            <text:p text:style-name="P23"><text:span text:style-name="T15">+envoiCoupMessage</text:span></text:p>
            <text:p text:style-name="P23"><text:span text:style-name="T15"/></text:p>
            <text:p text:style-name="P23"><text:span text:style-name="T15"/></text:p>
            <text:p text:style-name="P23"><text:span text:style-name="T15"/></text:p>
          </draw:text-box>
        </draw:frame>
        <draw:frame draw:style-name="gr51" draw:text-style-name="P7" draw:layer="layout" svg:width="4.889cm" svg:height="3.121cm" svg:x="9.581cm" svg:y="4cm">
          <draw:text-box>
            <text:p><text:span text:style-name="T6">Chat</text:span></text:p>
          </draw:text-box>
        </draw:frame>
        <draw:line draw:style-name="gr3" draw:text-style-name="P10" draw:layer="layout" svg:x1="0.437cm" svg:y1="5cm" svg:x2="20.8cm" svg:y2="5cm">
          <text:p/>
        </draw:line>
        <draw:frame draw:style-name="gr54" draw:text-style-name="P27" draw:layer="layout" svg:width="3.483cm" svg:height="1.433cm" svg:x="0.2cm" svg:y="5.2cm">
          <draw:text-box>
            <text:p><text:span text:style-name="T19">Événements </text:span></text:p>
            <text:p><text:span text:style-name="T19">client → serveur</text:span></text:p>
          </draw:text-box>
        </draw:frame>
        <draw:line draw:style-name="gr3" draw:text-style-name="P10" draw:layer="layout" svg:x1="20.8cm" svg:y1="6.8cm" svg:x2="0.437cm" svg:y2="6.8cm">
          <text:p/>
        </draw:line>
        <draw:frame draw:style-name="gr54" draw:text-style-name="P27" draw:layer="layout" svg:width="3cm" svg:height="1.433cm" svg:x="0.2cm" svg:y="9.367cm">
          <draw:text-box>
            <text:p><text:span text:style-name="T19">Événements client → client</text:span></text:p>
          </draw:text-box>
        </draw:frame>
        <draw:line draw:style-name="gr3" draw:text-style-name="P10" draw:layer="layout" svg:x1="20.8cm" svg:y1="9cm" svg:x2="0.437cm" svg:y2="9cm">
          <text:p/>
        </draw:line>
        <draw:frame draw:style-name="gr55" draw:text-style-name="P27" draw:layer="layout" svg:width="2.841cm" svg:height="1.827cm" svg:x="0.2cm" svg:y="7cm">
          <draw:text-box>
            <text:p><text:span text:style-name="T19">Affichage des informations serveur</text:span></text:p>
          </draw:text-box>
        </draw:frame>
        <draw:line draw:style-name="gr3" draw:text-style-name="P10" draw:layer="layout" svg:x1="20.8cm" svg:y1="11.4cm" svg:x2="0.437cm" svg:y2="11.4cm">
          <text:p/>
        </draw:line>
        <draw:frame draw:style-name="gr55" draw:text-style-name="P27" draw:layer="layout" svg:width="3.078cm" svg:height="1.827cm" svg:x="0.2cm" svg:y="11.573cm">
          <draw:text-box>
            <text:p><text:span text:style-name="T19">Affichage des informations client</text:span></text:p>
          </draw:text-box>
        </draw:frame>
        <draw:frame draw:style-name="gr56" draw:text-style-name="P25" draw:layer="layout" svg:width="4.95cm" svg:height="6.415cm" svg:x="8.85cm" svg:y="6.985cm">
          <draw:text-box>
            <text:p text:style-name="P23"><text:span text:style-name="T15">+afficheMessage()</text:span></text:p>
            <text:p text:style-name="P23"><text:span text:style-name="T17">+lectureMessage</text:span></text:p>
            <text:p text:style-name="P23"><text:span text:style-name="T15"/></text:p>
            <text:p text:style-name="P23"><text:span text:style-name="T15"/></text:p>
            <text:p text:style-name="P23"><text:span text:style-name="T15"/></text:p>
            <text:p text:style-name="P23"><text:span text:style-name="T15"/></text:p>
            <text:p text:style-name="P23"><text:span text:style-name="T17"/></text:p>
            <text:p text:style-name="P23"><text:span text:style-name="T17">+commandeVocale</text:span></text:p>
            <text:p text:style-name="P23"><text:span text:style-name="T17"/></text:p>
            <text:p text:style-name="P23"><text:span text:style-name="T17"/></text:p>
            <text:p text:style-name="P23"><text:span text:style-name="T17"/></text:p>
          </draw:text-box>
        </draw:frame>
        <draw:frame draw:style-name="gr53" draw:text-style-name="P25" draw:layer="layout" svg:width="4.95cm" svg:height="2.615cm" svg:x="8.85cm" svg:y="5.201cm">
          <draw:text-box>
            <text:p text:style-name="P23"><text:span text:style-name="T15">+envoiMessage</text:span></text:p>
            <text:p text:style-name="P23"><text:span text:style-name="T15">+envoiCommande</text:span></text:p>
            <text:p text:style-name="P23"><text:span text:style-name="T15">+envoiCoupMessage</text:span></text:p>
            <text:p text:style-name="P23"><text:span text:style-name="T15"/></text:p>
            <text:p text:style-name="P23"><text:span text:style-name="T15"/></text:p>
            <text:p text:style-name="P23"><text:span text:style-name="T15"/></text:p>
          </draw:text-box>
        </draw:frame>
        <draw:line draw:style-name="gr57" draw:text-style-name="P10" draw:layer="layout" svg:x1="24cm" svg:y1="11.4cm" svg:x2="20.152cm" svg:y2="6cm">
          <text:p/>
        </draw:line>
        <draw:line draw:style-name="gr57" draw:text-style-name="P10" draw:layer="layout" svg:x1="24cm" svg:y1="11.4cm" svg:x2="20.152cm" svg:y2="9.8cm">
          <text:p/>
        </draw:line>
        <draw:line draw:style-name="gr57" draw:text-style-name="P10" draw:layer="layout" svg:x1="20.152cm" svg:y1="7.8cm" svg:x2="23.6cm" svg:y2="12.8cm">
          <text:p/>
        </draw:line>
        <draw:line draw:style-name="gr57" draw:text-style-name="P10" draw:layer="layout" svg:x1="20.152cm" svg:y1="12.6cm" svg:x2="23.6cm" svg:y2="12.8cm">
          <text:p/>
        </draw:line>
        <draw:custom-shape draw:style-name="gr58" draw:text-style-name="P8" draw:layer="layout" svg:width="2.09cm" svg:height="1.67cm" draw:transform="rotate (-1.40062672472545) translate (19.646cm 10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" draw:text-style-name="P10" draw:layer="layout" svg:x1="11.6cm" svg:y1="9.4cm" svg:x2="13.2cm" svg:y2="9.4cm">
          <text:p/>
        </draw:line>
        <draw:line draw:style-name="gr3" draw:text-style-name="P10" draw:layer="layout" svg:x1="13.2cm" svg:y1="9.4cm" svg:x2="13.2cm" svg:y2="5.6cm">
          <text:p/>
        </draw:line>
        <draw:line draw:style-name="gr10" draw:text-style-name="P10" draw:layer="layout" svg:x1="13.2cm" svg:y1="5.6cm" svg:x2="11.6cm" svg:y2="5.6cm">
          <text:p/>
        </draw:line>
        <presentation:notes draw:style-name="dp2">
          <draw:page-thumbnail draw:style-name="gr39" draw:layer="layout" svg:width="19.798cm" svg:height="11.136cm" svg:x="0.6cm" svg:y="2.257cm" draw:page-number="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6:00:02.789124230</meta:creation-date>
    <dc:date>2020-04-21T14:45:42.501971634</dc:date>
    <meta:editing-duration>PT2H1M26S</meta:editing-duration>
    <meta:editing-cycles>33</meta:editing-cycles>
    <meta:generator>LibreOffice/6.0.7.3$Linux_X86_64 LibreOffice_project/00m0$Build-3</meta:generator>
    <meta:document-statistic meta:object-count="145"/>
  </office:meta>
</office:document-meta>
</file>